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Google Cloud Digital Leader</text:span></text:h>
      <text:list text:style-name="L1">
        <text:list-item>
          <text:p text:style-name="P2"><text:span text:style-name="Strong_20_Emphasis">价格</text:span>：99 美元</text:p>
        </text:list-item>
        <text:list-item>
          <text:p text:style-name="P2"><text:span text:style-name="Strong_20_Emphasis">所需技能</text:span>：</text:p>
          <text:list>
            <text:list-item>
              <text:p text:style-name="P2">对云计算基础概念的理解</text:p>
            </text:list-item>
            <text:list-item>
              <text:p text:style-name="P2">对 Google Cloud 服务的基本了解</text:p>
            </text:list-item>
          </text:list>
        </text:list-item>
        <text:list-item>
          <text:p text:style-name="P2"><text:span text:style-name="Strong_20_Emphasis">含金量</text:span>：🌟🌟🌟（3/5）</text:p>
        </text:list-item>
        <text:list-item>
          <text:p text:style-name="P1"><text:span text:style-name="Strong_20_Emphasis">说明</text:span>：适合初学者，内容涵盖 AI 和机器学习基础，但重点在云计算的应用场景，非技术性深入证书。</text:p>
        </text:list-item>
      </text:list>
      <text:p text:style-name="Horizontal_20_Line"/>
      <text:h text:style-name="Heading_20_3" text:outline-level="3">2. <text:span text:style-name="Strong_20_Emphasis"><text:span text:style-name="T1">Microsoft Certified: Azure AI Fundamentals</text:span></text:span></text:h>
      <text:list text:style-name="L2">
        <text:list-item>
          <text:p text:style-name="P4"><text:span text:style-name="Strong_20_Emphasis">价格</text:span>：99 美元</text:p>
        </text:list-item>
        <text:list-item>
          <text:p text:style-name="P4"><text:span text:style-name="Strong_20_Emphasis">所需技能</text:span>：</text:p>
          <text:list>
            <text:list-item>
              <text:p text:style-name="P4">AI 基础知识，如机器学习、计算机视觉、自然语言处理等</text:p>
            </text:list-item>
            <text:list-item>
              <text:p text:style-name="P4">Azure 基础服务的了解</text:p>
            </text:list-item>
          </text:list>
        </text:list-item>
        <text:list-item>
          <text:p text:style-name="P4"><text:span text:style-name="Strong_20_Emphasis">含金量</text:span>：🌟🌟🌟🌟（4/5）</text:p>
        </text:list-item>
        <text:list-item>
          <text:p text:style-name="P3"><text:span text:style-name="Strong_20_Emphasis">说明</text:span>：专为 AI 和 Azure 入门者设计，包含机器学习模型的概念，但无需编程经验。适合入门级云 AI 用户。</text:p>
        </text:list-item>
      </text:list>
      <text:p text:style-name="Horizontal_20_Line"/>
      <text:h text:style-name="Heading_20_3" text:outline-level="3">3. <text:span text:style-name="Strong_20_Emphasis">AWS Certified Machine Learning - Specialty</text:span></text:h>
      <text:list text:style-name="L3">
        <text:list-item>
          <text:p text:style-name="P6"><text:span text:style-name="Strong_20_Emphasis">价格</text:span>：300 美元</text:p>
        </text:list-item>
        <text:list-item>
          <text:p text:style-name="P6"><text:span text:style-name="Strong_20_Emphasis">所需技能</text:span>：</text:p>
          <text:list>
            <text:list-item>
              <text:p text:style-name="P6">至少 1 年的机器学习或深度学习实际经验</text:p>
            </text:list-item>
            <text:list-item>
              <text:p text:style-name="P6">熟悉 AWS 服务（如 SageMaker、Glue 等）</text:p>
            </text:list-item>
            <text:list-item>
              <text:p text:style-name="P6">掌握数据工程和机器学习模型部署</text:p>
            </text:list-item>
          </text:list>
        </text:list-item>
        <text:list-item>
          <text:p text:style-name="P6"><text:span text:style-name="Strong_20_Emphasis">含金量</text:span>：🌟🌟🌟🌟（4/5）</text:p>
        </text:list-item>
        <text:list-item>
          <text:p text:style-name="P5"><text:span text:style-name="Strong_20_Emphasis">说明</text:span>：重点在使用 AWS 工具实现机器学习解决方案，对实际应用能力要求较高。AWS 证书整体认可度较高。</text:p>
        </text:list-item>
      </text:list>
      <text:p text:style-name="Horizontal_20_Line"/>
      <text:h text:style-name="Heading_20_3" text:outline-level="3"><text:span text:style-name="T1">4. </text:span><text:span text:style-name="Strong_20_Emphasis"><text:span text:style-name="T1">Google Professional Machine Learning Engineer</text:span></text:span></text:h>
      <text:list text:style-name="L4">
        <text:list-item>
          <text:p text:style-name="P8"><text:span text:style-name="Strong_20_Emphasis">价格</text:span>：200 美元</text:p>
        </text:list-item>
        <text:list-item>
          <text:p text:style-name="P8"><text:span text:style-name="Strong_20_Emphasis">所需技能</text:span>：</text:p>
          <text:list>
            <text:list-item>
              <text:p text:style-name="P8">深入的机器学习知识</text:p>
            </text:list-item>
            <text:list-item>
              <text:p text:style-name="P8">熟悉 TensorFlow、Keras 等框架</text:p>
            </text:list-item>
            <text:list-item>
              <text:p text:style-name="P8">掌握 Google Cloud AI 工具</text:p>
            </text:list-item>
          </text:list>
        </text:list-item>
        <text:list-item>
          <text:p text:style-name="P8"><text:span text:style-name="Strong_20_Emphasis">含金量</text:span>：🌟🌟🌟🌟🌟（5/5）</text:p>
        </text:list-item>
        <text:list-item>
          <text:p text:style-name="P7"><text:span text:style-name="Strong_20_Emphasis">说明</text:span>：专注于构建、部署机器学习模型，适合有一定技术背景的开发者。证书含金量高，尤其对想在 Google Cloud 生态系统中发展的工程师。</text:p>
        </text:list-item>
      </text:list>
      <text:p text:style-name="Horizontal_20_Line"><text:soft-page-break/></text:p>
      <text:h text:style-name="Heading_20_3" text:outline-level="3">5. <text:span text:style-name="Strong_20_Emphasis">Coursera: Machine Learning by Andrew Ng</text:span></text:h>
      <text:list text:style-name="L5">
        <text:list-item>
          <text:p text:style-name="P10"><text:span text:style-name="Strong_20_Emphasis">价格</text:span>：79 美元/月（大约需要 3-4 个月完成）</text:p>
        </text:list-item>
        <text:list-item>
          <text:p text:style-name="P10"><text:span text:style-name="Strong_20_Emphasis">所需技能</text:span>：</text:p>
          <text:list>
            <text:list-item>
              <text:p text:style-name="P10">初级编程和数学知识（如 Python 和线性代数）</text:p>
            </text:list-item>
            <text:list-item>
              <text:p text:style-name="P10">学习算法原理（监督学习、无监督学习）</text:p>
            </text:list-item>
          </text:list>
        </text:list-item>
        <text:list-item>
          <text:p text:style-name="P10"><text:span text:style-name="Strong_20_Emphasis">含金量</text:span>：🌟🌟🌟（3/5）</text:p>
        </text:list-item>
        <text:list-item>
          <text:p text:style-name="P9"><text:span text:style-name="Strong_20_Emphasis">说明</text:span>：内容涵盖经典机器学习算法和基本应用，课程由斯坦福大学提供，适合学术和理论入门。</text:p>
        </text:list-item>
      </text:list>
      <text:p text:style-name="Horizontal_20_Line"/>
      <text:h text:style-name="Heading_20_3" text:outline-level="3"><text:span text:style-name="T1">6. </text:span><text:span text:style-name="Strong_20_Emphasis"><text:span text:style-name="T1">Microsoft Certified: Azure Data Scientist Associate</text:span></text:span></text:h>
      <text:list text:style-name="L6">
        <text:list-item>
          <text:p text:style-name="P12"><text:span text:style-name="Strong_20_Emphasis">价格</text:span>：165 美元</text:p>
        </text:list-item>
        <text:list-item>
          <text:p text:style-name="P12"><text:span text:style-name="Strong_20_Emphasis">所需技能</text:span>：</text:p>
          <text:list>
            <text:list-item>
              <text:p text:style-name="P12">使用 Azure Machine Learning 的经验</text:p>
            </text:list-item>
            <text:list-item>
              <text:p text:style-name="P12">数据预处理与分析技能</text:p>
            </text:list-item>
            <text:list-item>
              <text:p text:style-name="P12">掌握机器学习模型开发与部署技术</text:p>
            </text:list-item>
          </text:list>
        </text:list-item>
        <text:list-item>
          <text:p text:style-name="P12"><text:span text:style-name="Strong_20_Emphasis">含金量</text:span>：🌟🌟🌟🌟（4/5）</text:p>
        </text:list-item>
        <text:list-item>
          <text:p text:style-name="P11"><text:span text:style-name="Strong_20_Emphasis">说明</text:span>：适合数据科学家，专注于 Azure 平台上的实际机器学习工作流。</text:p>
        </text:list-item>
      </text:list>
      <text:p text:style-name="Horizontal_20_Line"/>
      <text:h text:style-name="Heading_20_3" text:outline-level="3"><text:soft-page-break/>7. <text:span text:style-name="Strong_20_Emphasis">TensorFlow Developer Certificate</text:span></text:h>
      <text:list text:style-name="L7">
        <text:list-item>
          <text:p text:style-name="P14"><text:span text:style-name="Strong_20_Emphasis">价格</text:span>：100 美元</text:p>
        </text:list-item>
        <text:list-item>
          <text:p text:style-name="P14"><text:span text:style-name="Strong_20_Emphasis">所需技能</text:span>：</text:p>
          <text:list>
            <text:list-item>
              <text:p text:style-name="P14">Python 编程能力</text:p>
            </text:list-item>
            <text:list-item>
              <text:p text:style-name="P14">熟练使用 TensorFlow 构建和训练模型</text:p>
            </text:list-item>
            <text:list-item>
              <text:p text:style-name="P14">掌握深度学习的基本原理</text:p>
            </text:list-item>
          </text:list>
        </text:list-item>
        <text:list-item>
          <text:p text:style-name="P14"><text:span text:style-name="Strong_20_Emphasis">含金量</text:span>：🌟🌟🌟🌟（4/5）</text:p>
        </text:list-item>
        <text:list-item>
          <text:p text:style-name="P13"><text:span text:style-name="Strong_20_Emphasis">说明</text:span>：适合开发者，尤其是对深度学习感兴趣的人，是行业内知名框架 TensorFlow 的官方认证。</text:p>
        </text:list-item>
      </text:list>
      <text:p text:style-name="Horizontal_20_Line"/>
      <text:h text:style-name="Heading_20_3" text:outline-level="3">8. <text:span text:style-name="Strong_20_Emphasis">AWS Certified Data Analytics - Specialty</text:span></text:h>
      <text:list text:style-name="L8">
        <text:list-item>
          <text:p text:style-name="P16"><text:span text:style-name="Strong_20_Emphasis">价格</text:span>：300 美元</text:p>
        </text:list-item>
        <text:list-item>
          <text:p text:style-name="P16"><text:span text:style-name="Strong_20_Emphasis">所需技能</text:span>：</text:p>
          <text:list>
            <text:list-item>
              <text:p text:style-name="P16">数据分析和数据工程技能</text:p>
            </text:list-item>
            <text:list-item>
              <text:p text:style-name="P16">深入了解 AWS 数据分析工具（如 Redshift、QuickSight 等）</text:p>
            </text:list-item>
            <text:list-item>
              <text:p text:style-name="P16">基础机器学习知识</text:p>
            </text:list-item>
          </text:list>
        </text:list-item>
        <text:list-item>
          <text:p text:style-name="P16"><text:span text:style-name="Strong_20_Emphasis">含金量</text:span>：🌟🌟🌟🌟（4/5）</text:p>
        </text:list-item>
        <text:list-item>
          <text:p text:style-name="P15"><text:span text:style-name="Strong_20_Emphasis">说明</text:span>：适合数据科学家和工程师，偏向大规模数据处理和分析。</text:p>
        </text:list-item>
      </text:list>
      <text:p text:style-name="Horizontal_20_Line"/>
      <text:h text:style-name="Heading_20_3" text:outline-level="3">9. <text:span text:style-name="Strong_20_Emphasis">Google AI Principles for Everyone (Coursera)</text:span></text:h>
      <text:list text:style-name="L9">
        <text:list-item>
          <text:p text:style-name="P18"><text:span text:style-name="Strong_20_Emphasis">价格</text:span>：免费（有认证的话 49 美元）</text:p>
        </text:list-item>
        <text:list-item>
          <text:p text:style-name="P18"><text:span text:style-name="Strong_20_Emphasis">所需技能</text:span>：</text:p>
          <text:list>
            <text:list-item>
              <text:p text:style-name="P18">对 AI 伦理和原则的基本理解</text:p>
            </text:list-item>
            <text:list-item>
              <text:p text:style-name="P18">入门级别，无需技术背景</text:p>
            </text:list-item>
          </text:list>
        </text:list-item>
        <text:list-item>
          <text:p text:style-name="P18"><text:span text:style-name="Strong_20_Emphasis">含金量</text:span>：🌟🌟（2/5）</text:p>
        </text:list-item>
        <text:list-item>
          <text:p text:style-name="P17"><text:span text:style-name="Strong_20_Emphasis">说明</text:span>：侧重 AI 应用的社会影响和伦理，对非技术人员意义更大。</text:p>
        </text:list-item>
      </text:list>
      <text:p text:style-name="Horizontal_20_Line"/>
      <text:h text:style-name="Heading_20_3" text:outline-level="3"><text:soft-page-break/>10. <text:span text:style-name="Strong_20_Emphasis">DeepLearning.AI Specialization (Coursera)</text:span></text:h>
      <text:list text:style-name="L10">
        <text:list-item>
          <text:p text:style-name="P20"><text:span text:style-name="Strong_20_Emphasis">价格</text:span>：79 美元/月（大约需要 4-6 个月完成）</text:p>
        </text:list-item>
        <text:list-item>
          <text:p text:style-name="P20"><text:span text:style-name="Strong_20_Emphasis">所需技能</text:span>：</text:p>
          <text:list>
            <text:list-item>
              <text:p text:style-name="P20">Python 编程能力</text:p>
            </text:list-item>
            <text:list-item>
              <text:p text:style-name="P20">数学基础（微积分和线性代数）</text:p>
            </text:list-item>
            <text:list-item>
              <text:p text:style-name="P20">深度学习框架（如 TensorFlow）</text:p>
            </text:list-item>
          </text:list>
        </text:list-item>
        <text:list-item>
          <text:p text:style-name="P20"><text:span text:style-name="Strong_20_Emphasis">含金量</text:span>：🌟🌟🌟🌟🌟（5/5）</text:p>
        </text:list-item>
        <text:list-item>
          <text:p text:style-name="P19"><text:span text:style-name="Strong_20_Emphasis">说明</text:span>：由 Andrew Ng 主讲，深度学习领域的经典课程，对理论和实践都有深入覆盖，业内认可度高。</text:p>
        </text:list-item>
      </text:list>
      <text:p text:style-name="Horizontal_20_Line"/>
      <text:p text:style-name="Text_20_body">如果你是刚开始学习，可以从 <text:span text:style-name="Strong_20_Emphasis">Azure AI Fundamentals</text:span> 或 <text:span text:style-name="Strong_20_Emphasis">Machine Learning by Andrew Ng</text:span> 开始；如果你已经具备一定基础，推荐 <text:span text:style-name="Strong_20_Emphasis">Google Professional Machine Learning Engineer</text:span> 或 <text:span text:style-name="Strong_20_Emphasis">AWS Certified Machine Learning - Specialty</text:span>。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22:11:25.156396365</meta:creation-date>
    <dc:date>2024-12-21T22:14:43.449750759</dc:date>
    <meta:editing-duration>PT3M20S</meta:editing-duration>
    <meta:editing-cycles>2</meta:editing-cycles>
    <meta:generator>LibreOffice/7.4.7.2$Linux_AARCH64 LibreOffice_project/40$Build-2</meta:generator>
    <meta:document-statistic meta:table-count="0" meta:image-count="0" meta:object-count="0" meta:page-count="4" meta:paragraph-count="77" meta:word-count="1109" meta:character-count="1906" meta:non-whitespace-character-count="1762"/>
  </office:meta>
</office:document-meta>
</file>